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Helvetica" svg:font-family="Helvetica" style:font-family-generic="swis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0.666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781cm"/>
    </style:style>
    <style:style style:name="co4" style:family="table-column">
      <style:table-column-properties fo:break-before="auto" style:column-width="5.11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5.89cm"/>
    </style:style>
    <style:style style:name="co8" style:family="table-column">
      <style:table-column-properties fo:break-before="auto" style:column-width="9.073cm"/>
    </style:style>
    <style:style style:name="co9" style:family="table-column">
      <style:table-column-properties fo:break-before="auto" style:column-width="4.886cm"/>
    </style:style>
    <style:style style:name="co10" style:family="table-column">
      <style:table-column-properties fo:break-before="auto" style:column-width="4.26cm"/>
    </style:style>
    <style:style style:name="co11" style:family="table-column">
      <style:table-column-properties fo:break-before="auto" style:column-width="3.942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5.34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275cm"/>
    </style:style>
    <style:style style:name="ro3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0.533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26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7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 style:font-name-asian="Microsoft YaHei" style:font-name-complex="Mangal"/>
    </style:style>
    <style:style style:name="ce11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style:use-window-font-color="true" style:text-line-through-style="none" style:font-name="Helvetica" fo:font-size="12pt" fo:language="en" fo:country="US" fo:font-style="normal" style:text-underline-style="none" fo:font-weight="normal" style:font-name-asian="Helvetica" style:font-size-asian="12pt" style:language-asian="en" style:country-asian="US" style:font-name-complex="Helvetica" style:font-size-complex="6.80000019073486pt" style:language-complex="en" style:country-complex="US"/>
    </style:style>
    <style:style style:name="ce12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language="en" fo:country="IN" fo:font-style="normal" style:text-underline-style="none" fo:font-weight="normal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13" style:family="table-cell" style:parent-style-name="Default" style:data-style-name="N38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5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fo:background-color="#ffffff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7" table:default-cell-style-name="ce26"/>
        <table:table-column table:style-name="co2" table:number-columns-repeated="127" table:default-cell-style-name="Gnumeric-default"/>
        <table:table-row table:style-name="ro3">
          <table:table-cell office:value-type="string">
            <text:p>ActionComponent</text:p>
          </table:table-cell>
          <table:table-cell table:number-columns-repeated="127"/>
        </table:table-row>
        <table:table-row table:style-name="ro3">
          <table:table-cell table:style-name="ce27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28" office:value-type="string">
            <text:p>verifyAuthorizedDoctorMedicalRecordsOperation</text:p>
          </table:table-cell>
          <table:table-cell table:number-columns-repeated="127"/>
        </table:table-row>
        <table:table-row table:style-name="ro3">
          <table:table-cell table:style-name="ce29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number-columns-repeated="4" table:default-cell-style-name="ce9"/>
        <table:table-column table:style-name="co7" table:default-cell-style-name="ce9"/>
        <table:table-column table:style-name="co6" table:number-columns-repeated="2" table:default-cell-style-name="ce9"/>
        <table:table-column table:style-name="co8" table:default-cell-style-name="ce9"/>
        <table:table-column table:style-name="co6" table:default-cell-style-name="ce9"/>
        <table:table-column table:style-name="co9" table:number-columns-repeated="2" table:default-cell-style-name="ce9"/>
        <table:table-column table:style-name="co6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0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2" table:number-columns-repeated="117" table:default-cell-style-name="ce9"/>
        <table:table-column table:style-name="co12" table:number-columns-repeated="885" table:default-cell-style-name="Default"/>
        <table:table-row table:style-name="ro4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DoctorFirstName</text:p>
          </table:table-cell>
          <table:table-cell table:style-name="ce10" office:value-type="string">
            <text:p>DoctorLastName</text:p>
          </table:table-cell>
          <table:table-cell table:style-name="ce5" office:value-type="string">
            <text:p>PracticeName</text:p>
          </table:table-cell>
          <table:table-cell table:style-name="ce5" office:value-type="string">
            <text:p>PhoneNumber</text:p>
          </table:table-cell>
          <table:table-cell table:style-name="ce5" office:value-type="string">
            <text:p>AddressLine1</text:p>
          </table:table-cell>
          <table:table-cell table:style-name="ce10" office:value-type="string">
            <text:p>FirstName</text:p>
          </table:table-cell>
          <table:table-cell table:style-name="ce10" office:value-type="string">
            <text:p>LastName</text:p>
          </table:table-cell>
          <table:table-cell table:style-name="ce10" office:value-type="string">
            <text:p>Relation</text:p>
          </table:table-cell>
          <table:table-cell table:style-name="ce10" office:value-type="string">
            <text:p>Email</text:p>
          </table:table-cell>
          <table:table-cell table:style-name="ce10" office:value-type="string">
            <text:p>YopMailUrl</text:p>
          </table:table-cell>
          <table:table-cell table:style-name="ce10" office:value-type="string">
            <text:p>SharedMail</text:p>
          </table:table-cell>
          <table:table-cell table:style-name="ce5" office:value-type="string">
            <text:p>Completion Date</text:p>
          </table:table-cell>
          <table:table-cell table:style-name="ce14" office:value-type="string">
            <text:p>Estimated Time</text:p>
          </table:table-cell>
          <table:table-cell table:style-name="ce14" office:value-type="string">
            <text:p>Repeat</text:p>
          </table:table-cell>
          <table:table-cell table:style-name="ce18" office:value-type="string">
            <text:p>Materials</text:p>
          </table:table-cell>
          <table:table-cell table:style-name="ce18" office:value-type="string">
            <text:p>Notes</text:p>
          </table:table-cell>
          <table:table-cell table:number-columns-repeated="1005"/>
        </table:table-row>
        <table:table-row table:style-name="ro5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office:value-type="string">
            <text:p>Bwell</text:p>
          </table:table-cell>
          <table:table-cell table:style-name="ce8" office:value-type="string">
            <text:p>Doctor</text:p>
          </table:table-cell>
          <table:table-cell table:style-name="ce8" office:value-type="string">
            <text:p>Test</text:p>
          </table:table-cell>
          <table:table-cell table:style-name="ce11" office:value-type="string">
            <text:p>5667946784</text:p>
          </table:table-cell>
          <table:table-cell table:style-name="ce8" office:value-type="string">
            <text:p>1 Boston Medical Center Pl, Boston</text:p>
          </table:table-cell>
          <table:table-cell table:style-name="ce8" office:value-type="string">
            <text:p>QATest</text:p>
          </table:table-cell>
          <table:table-cell table:style-name="ce8" office:value-type="string">
            <text:p>Bwell</text:p>
          </table:table-cell>
          <table:table-cell table:style-name="ce12" office:value-type="string">
            <text:p>Brother,Father,Mother,Uncle,GrandFather,GrandMother</text:p>
          </table:table-cell>
          <table:table-cell table:style-name="ce8" office:value-type="string">
            <text:p>qatester</text:p>
          </table:table-cell>
          <table:table-cell table:style-name="ce8" office:value-type="string">
            <text:p><text:a xlink:href="http://yopmail.com/">http://yopmail.com</text:a></text:p>
          </table:table-cell>
          <table:table-cell table:style-name="ce8" office:value-type="string">
            <text:p><text:a xlink:href="mailto:qatesterhitesh@yopmail.com">qatesterhitesh@yopmail.com</text:a></text:p>
          </table:table-cell>
          <table:table-cell table:style-name="ce13" office:value-type="date" office:date-value="2017-07-04">
            <text:p>04 July 2017</text:p>
          </table:table-cell>
          <table:table-cell table:style-name="ce15" office:value-type="string">
            <text:p>40</text:p>
          </table:table-cell>
          <table:table-cell table:style-name="ce16" office:value-type="string">
            <text:p>Weekdays</text:p>
          </table:table-cell>
          <table:table-cell table:style-name="ce19" office:value-type="string">
            <text:p>Website</text:p>
          </table:table-cell>
          <table:table-cell table:style-name="ce19" office:value-type="string">
            <text:p>Text Note for Independent task</text:p>
          </table:table-cell>
          <table:table-cell table:style-name="ce20" table:number-columns-repeated="120"/>
          <table:table-cell table:style-name="ce21" table:number-columns-repeated="885"/>
        </table:table-row>
        <table:table-row table:style-name="ro5">
          <table:table-cell table:number-columns-repeated="16"/>
          <table:table-cell table:style-name="ce17"/>
          <table:table-cell table:number-columns-repeated="1007"/>
        </table:table-row>
        <table:table-row table:style-name="ro5" table:number-rows-repeated="124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Helvetica" svg:font-family="Helvetica" style:font-family-generic="swis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22/12/2017</text:date>, <text:time>17:5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2T17:58:20</dc:date>
    <meta:creation-date>2014-12-16T16:26:20Z</meta:creation-date>
    <meta:editing-cycles>111</meta:editing-cycles>
    <meta:editing-duration>P1DT12H32M33S</meta:editing-duration>
    <meta:generator>OpenOffice/4.1.3$Unix OpenOffice.org_project/413m1$Build-9783</meta:generator>
    <meta:initial-creator>sakshi juneja</meta:initial-creator>
    <meta:document-statistic meta:table-count="2" meta:cell-count="42" meta:object-count="0"/>
  </office:meta>
</office:document-meta>
</file>